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fo:text-align="center" style:justify-single-word="false"/>
    </style:style>
    <style:style style:name="P3" style:family="paragraph" style:parent-style-name="Standard">
      <style:paragraph-properties fo:margin-top="0in" fo:margin-bottom="0in" loext:contextual-spacing="false"/>
      <style:text-properties style:text-underline-style="solid" style:text-underline-width="auto" style:text-underline-color="font-color"/>
    </style:style>
    <style:style style:name="P4" style:family="paragraph" style:parent-style-name="Standard" style:list-style-name="WWNum3">
      <style:paragraph-properties fo:margin-left="0.5in" fo:margin-right="0in" fo:text-indent="-0.25in" style:auto-text-indent="false"/>
    </style:style>
    <style:style style:name="P5" style:family="paragraph" style:parent-style-name="Standard" style:list-style-name="WWNum2">
      <style:paragraph-properties fo:margin-left="0.5in" fo:margin-right="0in" fo:text-indent="-0.25in" style:auto-text-indent="false"/>
    </style:style>
    <style:style style:name="P6" style:family="paragraph" style:parent-style-name="Standard" style:list-style-name="WWNum4">
      <style:paragraph-properties fo:margin-left="0.5in" fo:margin-right="0in" fo:text-indent="-0.25in" style:auto-text-indent="false"/>
    </style:style>
    <style:style style:name="P7" style:family="paragraph" style:parent-style-name="Standard" style:list-style-name="WWNum5">
      <style:paragraph-properties fo:margin-left="0.5in" fo:margin-right="0in" fo:text-indent="-0.25in" style:auto-text-indent="false"/>
    </style:style>
    <style:style style:name="P8" style:family="paragraph" style:parent-style-name="Standard" style:list-style-name="WWNum1">
      <style:paragraph-properties fo:margin-left="0.5in" fo:margin-right="0in" fo:text-indent="-0.25in" style:auto-text-indent="false"/>
    </style:style>
    <style:style style:name="P9" style:family="paragraph" style:parent-style-name="Standard" style:list-style-name="WWNum3">
      <style:paragraph-properties fo:margin-left="1in" fo:margin-right="0in" fo:text-indent="-0.25in" style:auto-text-indent="false"/>
    </style:style>
    <style:style style:name="P10" style:family="paragraph" style:parent-style-name="Standard" style:list-style-name="WWNum3">
      <style:paragraph-properties fo:margin-left="1in" fo:margin-right="0in" fo:text-indent="-0.25in" style:auto-text-indent="false"/>
      <style:text-properties style:text-underline-style="none"/>
    </style:style>
    <style:style style:name="P11" style:family="paragraph" style:parent-style-name="Standard" style:list-style-name="WWNum4">
      <style:paragraph-properties fo:margin-left="1in" fo:margin-right="0in" fo:text-indent="-0.25in" style:auto-text-indent="false"/>
    </style:style>
    <style:style style:name="P12" style:family="paragraph" style:parent-style-name="Standard" style:list-style-name="WWNum5">
      <style:paragraph-properties fo:margin-left="1in" fo:margin-right="0in" fo:text-indent="-0.25in" style:auto-text-indent="false"/>
    </style:style>
    <style:style style:name="P13" style:family="paragraph" style:parent-style-name="Standard" style:list-style-name="WWNum1">
      <style:paragraph-properties fo:margin-left="1in" fo:margin-right="0in" fo:text-indent="-0.25in" style:auto-text-indent="false"/>
    </style:style>
    <style:style style:name="P14" style:family="paragraph" style:parent-style-name="Standard" style:list-style-name="WWNum3">
      <style:paragraph-properties fo:margin-left="1.5in" fo:margin-right="0in" fo:text-indent="-0.25in" style:auto-text-indent="false"/>
    </style:style>
    <style:style style:name="P15" style:family="paragraph" style:parent-style-name="Standard" style:list-style-name="WWNum1">
      <style:paragraph-properties fo:margin-left="1.5in" fo:margin-right="0in" fo:text-indent="-0.25in" style:auto-text-indent="false"/>
    </style:style>
    <style:style style:name="P16" style:family="paragraph" style:parent-style-name="Standard">
      <style:paragraph-properties fo:margin-left="1in" fo:margin-right="0in" fo:margin-top="0in" fo:margin-bottom="0in" loext:contextual-spacing="false" fo:text-indent="0in" style:auto-text-indent="false"/>
      <style:text-properties fo:color="#38761d" fo:font-weight="bold" style:font-weight-asian="bold"/>
    </style:style>
    <style:style style:name="P17" style:family="paragraph" style:parent-style-name="Standard">
      <style:paragraph-properties fo:margin-left="0.5in" fo:margin-right="0in" fo:margin-top="0in" fo:margin-bottom="0in" loext:contextual-spacing="false" fo:text-indent="0in" style:auto-text-indent="false"/>
    </style:style>
    <style:style style:name="P18" style:family="paragraph" style:parent-style-name="Standard">
      <style:paragraph-properties fo:margin-left="0in" fo:margin-right="0in" fo:margin-top="0in" fo:margin-bottom="0in" loext:contextual-spacing="false" fo:text-indent="0in" style:auto-text-indent="false"/>
    </style:style>
    <style:style style:name="P19" style:family="paragraph" style:parent-style-name="Heading_20_2">
      <style:paragraph-properties fo:margin-top="0.25in" fo:margin-bottom="0.0835in" loext:contextual-spacing="false"/>
    </style:style>
    <style:style style:name="P20" style:family="paragraph" style:parent-style-name="Title" style:master-page-name="Standard">
      <style:paragraph-properties fo:margin-top="0in" fo:margin-bottom="0.0417in" loext:contextual-spacing="false" fo:text-align="center" style:justify-single-word="false" style:page-number="1"/>
    </style:style>
    <style:style style:name="T1" style:family="text">
      <style:text-properties fo:font-weight="bold" style:font-weight-asian="bold"/>
    </style:style>
    <style:style style:name="T2" style:family="text">
      <style:text-properties fo:font-weight="bold" style:font-weight-asian="bold" fo:background-color="#ffffff"/>
    </style:style>
    <style:style style:name="T3" style:family="text">
      <style:text-properties fo:color="#38761d" fo:font-weight="bold" style:font-weight-asian="bold"/>
    </style:style>
    <style:style style:name="T4" style:family="text">
      <style:text-properties fo:color="#38761d" style:text-underline-style="solid" style:text-underline-width="auto" style:text-underline-color="font-color"/>
    </style:style>
    <style:style style:name="T5" style:family="text">
      <style:text-properties fo:color="#38761d"/>
    </style:style>
    <style:style style:name="T6" style:family="text">
      <style:text-properties fo:color="#ff0000" fo:font-weight="bold" style:font-weight-asian="bold"/>
    </style:style>
    <style:style style:name="T7" style:family="text">
      <style:text-properties fo:color="#ff0000" style:text-underline-style="solid" style:text-underline-width="auto" style:text-underline-color="font-color"/>
    </style:style>
    <style:style style:name="T8" style:family="text">
      <style:text-properties fo:font-size="14pt" style:text-underline-style="solid" style:text-underline-width="auto" style:text-underline-color="font-color" style:font-size-asian="14pt" style:font-size-complex="14pt"/>
    </style:style>
    <style:style style:name="T9" style:family="text">
      <style:text-properties style:text-underline-style="none"/>
    </style:style>
    <style:style style:name="T10" style:family="text">
      <style:text-properties style:text-underline-style="none" fo:font-weight="bold" style:font-weight-asian="bold"/>
    </style:style>
    <style:style style:name="T11" style:family="text">
      <style:text-properties style:text-underline-style="none" fo:background-color="#ffffff"/>
    </style:style>
    <style:style style:name="T12" style:family="text">
      <style:text-properties fo:background-color="#ffffff"/>
    </style:style>
    <style:style style:name="T13" style:family="text">
      <style:text-properties style:text-underline-style="solid" style:text-underline-width="auto" style:text-underline-color="font-color"/>
    </style:style>
    <style:style style:name="T14" style:family="text">
      <style:text-properties style:text-underline-style="solid" style:text-underline-width="auto" style:text-underline-color="font-color" fo:font-weight="bold" style:font-weight-asian="bold"/>
    </style:style>
    <style:style style:name="T15" style:family="text">
      <style:text-properties fo:font-size="16pt" fo:font-weight="bold" style:font-size-asian="16pt" style:font-weight-asian="bold" style:font-size-complex="16pt"/>
    </style:style>
    <style:style style:name="T16"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text:bookmark text:name="_mx63fn1dcz9h"/>Diet Optimizer Tests</text:p>
      <text:p text:style-name="P2"><text:span text:style-name="T1">For each test, describe it and put the result </text:span><text:span text:style-name="T3">(SUCCESS</text:span><text:span text:style-name="T1">/</text:span><text:span text:style-name="T6">FAILED)</text:span></text:p>
      <text:p text:style-name="P19"><text:bookmark text:name="_cgrlbb7g1vd7"/><text:span text:style-name="T1">Part 1</text:span></text:p>
      <text:p text:style-name="P1"><text:span text:style-name="T8">No-Regression Tests:</text:span></text:p>
      <text:list xml:id="list2394598046773231286" text:style-name="WWNum3">
        <text:list-item>
          <text:p text:style-name="P4">Login Page</text:p>
          <text:list>
            <text:list-item>
              <text:p text:style-name="P9"><text:span text:style-name="T1">Does ‘Forgot your password’ work?:</text:span> Yes, it redirects you to the proper page which asks you for your email <text:span text:style-name="T3">(SUCCESS)</text:span></text:p>
            </text:list-item>
            <text:list-item>
              <text:p text:style-name="P9"><text:span text:style-name="T1">Does ‘New user’ work?:</text:span> Yes, it redirects you to the “Creating an account” page <text:span text:style-name="T3">(SUCCESS)</text:span></text:p>
            </text:list-item>
          </text:list>
        </text:list-item>
        <text:list-item>
          <text:p text:style-name="P4">Creating an account</text:p>
          <text:list>
            <text:list-item>
              <text:p text:style-name="P9"><text:span text:style-name="T1">Leaving username blank:</text:span> “Fill out this field” <text:span text:style-name="T3">(SUCCESS)</text:span></text:p>
            </text:list-item>
            <text:list-item>
              <text:p text:style-name="P9"><text:span text:style-name="T1">Leaving email blank:</text:span> “Fill out this field” <text:span text:style-name="T3">(SUCCESS)</text:span></text:p>
            </text:list-item>
            <text:list-item>
              <text:p text:style-name="P9"><text:span text:style-name="T1">Leaving password/confirm password blank:</text:span> “Fill out this field” <text:span text:style-name="T3">(SUCCESS)</text:span></text:p>
            </text:list-item>
            <text:list-item>
              <text:p text:style-name="P9"><text:span text:style-name="T1">Entering passwords that don’t match: </text:span>Passwords must match” <text:span text:style-name="T3">(SUCCESS)</text:span></text:p>
            </text:list-item>
            <text:list-item>
              <text:p text:style-name="P9"><text:span text:style-name="T1">Creating a username that already exists:</text:span> “A user with that username already exists.” <text:span text:style-name="T3">(SUCCESS)</text:span></text:p>
            </text:list-item>
            <text:list-item>
              <text:p text:style-name="P9"><text:span text:style-name="T1">Entering an email that already exists:</text:span> “A user with that email already exists.” <text:span text:style-name="T3">(SUCCESS)</text:span></text:p>
            </text:list-item>
            <text:list-item>
              <text:p text:style-name="P9"><text:span text:style-name="T1">Entering an invalid email: </text:span>“Please enter a valid email address” <text:span text:style-name="T3">(SUCCESS)</text:span></text:p>
            </text:list-item>
            <text:list-item>
              <text:p text:style-name="P9"><text:span text:style-name="T1">Entering a password that is too short:</text:span> “Password must be 6 characters or more” <text:span text:style-name="T3">(SUCCESS)</text:span></text:p>
            </text:list-item>
          </text:list>
        </text:list-item>
        <text:list-item>
          <text:p text:style-name="P4">Personal Details</text:p>
          <text:list>
            <text:list-item>
              <text:p text:style-name="P9"><text:span text:style-name="T1">Leaving any of the components blank:</text:span> “Fill out this field” <text:span text:style-name="T3">(SUCCESS)</text:span></text:p>
            </text:list-item>
            <text:list-item>
              <text:p text:style-name="P9"><text:span text:style-name="T1">Typing birthday in the wrong format:</text:span> “<text:span text:style-name="T12">Enter a valid date. Required format : MM-DD-YYYY” </text:span><text:span text:style-name="T3">(SUCCESS)</text:span></text:p>
            </text:list-item>
            <text:list-item>
              <text:p text:style-name="P9"><text:span text:style-name="T1">When cm or in is selected, the appropriate weight unit (kg or lbs) is selected:</text:span> Yes, when cm is selected, kg is automatically selected. Same for in and lbs. <text:span text:style-name="T3">(SUCCESS)</text:span></text:p>
            </text:list-item>
            <text:list-item>
              <text:p text:style-name="P9"><text:soft-page-break/><text:span text:style-name="T1">When kg or lbs is selected, the appropriate height unit (cm or in) is selected:</text:span> Yes <text:span text:style-name="T3">(SUCCESS)</text:span></text:p>
            </text:list-item>
            <text:list-item>
              <text:p text:style-name="P9"><text:span text:style-name="T1">For ‘Intolerances’, when you choose ‘None’, can you select any other options?:</text:span> No <text:s/><text:span text:style-name="T3">(SUCCESS)</text:span></text:p>
            </text:list-item>
          </text:list>
        </text:list-item>
        <text:list-item>
          <text:p text:style-name="P4">Profile Page</text:p>
          <text:list>
            <text:list-item>
              <text:p text:style-name="P9"><text:span text:style-name="T1">Do all the side tab buttons (About, Personal Info, Get a recipe, History, Settings, Most Popular Recipes) work?:</text:span> Yes, they take you to appropriate pages <text:span text:style-name="T3">(SUCCESS)</text:span></text:p>
            </text:list-item>
            <text:list-item>
              <text:p text:style-name="P9"><text:span text:style-name="T1">All the variables (name, birth date, etc.) are output correctly:</text:span> Yes. <text:span text:style-name="T3">(SUCCESS)</text:span></text:p>
            </text:list-item>
          </text:list>
        </text:list-item>
        <text:list-item>
          <text:p text:style-name="P4">Get a Recipe</text:p>
          <text:list>
            <text:list-item>
              <text:p text:style-name="P9"><text:span text:style-name="T1">Do all the buttons/options work?</text:span>: Yes, all the options can be selected <text:span text:style-name="T3">(SUCCESS)</text:span></text:p>
            </text:list-item>
            <text:list-item>
              <text:p text:style-name="P9"><text:span text:style-name="T1">Do all the scrollers work (for changing kcal, protein ranges, etc.)</text:span>: Yes, all of these can be adjusted <text:span text:style-name="T3">(SUCCESS)</text:span></text:p>
            </text:list-item>
            <text:list-item>
              <text:p text:style-name="P9"><text:span text:style-name="T1">What happens when no cuisine is chosen:</text:span> “This field is required” <text:span text:style-name="T3">(SUCCESS)</text:span></text:p>
            </text:list-item>
            <text:list-item>
              <text:p text:style-name="P9"><text:span text:style-name="T1">What happens when no “kinds of recipes” are chosen:</text:span> “This field is required” <text:span text:style-name="T3">(SUCCESS)</text:span></text:p>
            </text:list-item>
            <text:list-item>
              <text:p text:style-name="P9"><text:span text:style-name="T1">What happens when no food group is chosen:</text:span> “This field is required” <text:span text:style-name="T3">(SUCCESS)</text:span></text:p>
            </text:list-item>
            <text:list-item>
              <text:p text:style-name="P9"><text:span text:style-name="T1">Do the ‘All’ buttons work correctly?: </text:span>Yes <text:span text:style-name="T3">(SUCCESS)</text:span></text:p>
            </text:list-item>
            <text:list-item>
              <text:p text:style-name="P9"><text:span text:style-name="T1">If in Personal Details/Settings, you say you are vegetarian, assuming you don’t pick meat food groups, what happens?: </text:span>You are successfully given only vegetarian options <text:span text:style-name="T3">(SUCCESS)</text:span></text:p>
            </text:list-item>
            <text:list-item>
              <text:p text:style-name="P9"><text:span text:style-name="T13">Diet Options:</text:span></text:p>
              <text:list>
                <text:list-item>
                  <text:p text:style-name="P14"><text:span text:style-name="T1">If in Settings, you say you’re </text:span><text:span text:style-name="T14">pescetarian</text:span><text:span text:style-name="T1">, which group foods elicit the pop-up message “The following categories are incompatible…”: </text:span>all the meat categories (lamb, pork, poultry, beef, sausages) <text:span text:style-name="T3">(SUCCESS)</text:span></text:p>
                </text:list-item>
                <text:list-item>
                  <text:p text:style-name="P14"><text:span text:style-name="T1">If in Settings, you say you’re </text:span><text:span text:style-name="T14">lacto vegetarian</text:span><text:span text:style-name="T1">, which group foods elicit the pop-up message “The following categories are incompatible…”: </text:span>all the meat categories, finfish/shellfish, dairy/eggs, and “cereal grains and pasta” <text:span text:style-name="T3">(SUCCESS)</text:span></text:p>
                </text:list-item>
                <text:list-item>
                  <text:p text:style-name="P14"><text:span text:style-name="T1">If in Settings, you say you’re </text:span><text:span text:style-name="T14">ovo vegetarian</text:span><text:span text:style-name="T1">, which group foods elicit the pop-up message “The following categories are incompatible…”: </text:span>all the meat categories, finfish/shellfish, dairy/eggs <text:span text:style-name="T3">(SUCCESS)</text:span></text:p>
                </text:list-item>
                <text:list-item>
                  <text:p text:style-name="P14"><text:span text:style-name="T1">If in Settings, you say you’re </text:span><text:span text:style-name="T14">vegan</text:span><text:span text:style-name="T1">, which group foods elicit the pop-up message “The following categories are incompatible…”: </text:span>all the meat categories, finfish/shellfish, dairy/eggs, and “cereal grains and pasta” <text:span text:style-name="T3">(SUCCESS)</text:span></text:p>
                </text:list-item>
                <text:list-item>
                  <text:p text:style-name="P14"><text:span text:style-name="T1">If in Settings, you say you’re </text:span><text:span text:style-name="T14">paleo</text:span><text:span text:style-name="T1">, which group foods elicit the pop-up message “The following categories are incompatible…”:</text:span> Cereal Grains and Pasta, Sweets, Dairy and Egg Products, Legumes and Legume Products, Fast Foods, Breakfast Cereals, Nut and Seed Products <text:span text:style-name="T3">(SUCCESS)</text:span></text:p>
                </text:list-item>
                <text:list-item>
                  <text:p text:style-name="P14"><text:span text:style-name="T1">If in Settings, you say you’re </text:span><text:span text:style-name="T14">primal</text:span><text:span text:style-name="T1">, which group foods elicit the pop-up message “The following categories are incompatible…”:</text:span> Restaurant Foods, Breakfast Cereals, Cereal Grains and Pasta, Nut and Seed Products, Sweets, Fast Foods <text:span text:style-name="T3">(SUCCESS)</text:span></text:p>
                </text:list-item>
                <text:list-item>
                  <text:p text:style-name="P14"><text:span text:style-name="T1">If in Settings, you say you’re </text:span><text:span text:style-name="T14">vegetarian</text:span><text:span text:style-name="T1">, which group foods elicit the pop-up message “The following categories are incompatible…”:</text:span> All the meat categories and finfish/shellfish <text:span text:style-name="T3">(SUCCESS)</text:span></text:p>
                </text:list-item>
              </text:list>
            </text:list-item>
            <text:list-item>
              <text:p text:style-name="P9"><text:soft-page-break/><text:span text:style-name="T13">Intolerance Options:</text:span></text:p>
              <text:list>
                <text:list-item>
                  <text:p text:style-name="P14"><text:span text:style-name="T1">If in Settings you choose </text:span><text:span text:style-name="T14">dairy and/or egg</text:span><text:span text:style-name="T1"> as an Intolerance, what group foods elicit the pop-up message “The following categories are incompatible…”:</text:span> Dairy and Egg Products <text:span text:style-name="T3">(SUCCESS)</text:span></text:p>
                </text:list-item>
                <text:list-item>
                  <text:p text:style-name="P14"><text:span text:style-name="T1">If in Settings you choose </text:span><text:span text:style-name="T14">gluten</text:span><text:span text:style-name="T1"> as an Intolerance, what group foods elicit the pop-up message “The following categories are incompatible…”:</text:span> Cereal Grains and Pasta, Breakfast Cereals, Soups/Sauces/Gravies, Sweets, Baked Products <text:span text:style-name="T3">(SUCCESS)</text:span></text:p>
                </text:list-item>
                <text:list-item>
                  <text:p text:style-name="P14"><text:span text:style-name="T1">If in Settings you choose </text:span><text:span text:style-name="T14">peanuts, tree nuts and/or sesame</text:span><text:span text:style-name="T1"> as an Intolerance, what group foods elicit the pop-up message “The following categories are incompatible…”:</text:span> Nut and Seed Products <text:s/><text:span text:style-name="T3">(SUCCESS)</text:span></text:p>
                </text:list-item>
                <text:list-item>
                  <text:p text:style-name="P14"><text:span text:style-name="T1">If in Settings you choose </text:span><text:span text:style-name="T14">seafood and/or shellfish</text:span><text:span text:style-name="T1"> as an Intolerance, what group foods elicit the pop-up message “The following categories are incompatible…”:</text:span> Finfish/Shellfish Products <text:span text:style-name="T3">(SUCCESS)</text:span></text:p>
                </text:list-item>
                <text:list-item>
                  <text:p text:style-name="P14"><text:span text:style-name="T1">If in Settings you choose </text:span><text:span text:style-name="T14">soy</text:span><text:span text:style-name="T1"> as an Intolerance, what group foods elicit the pop-up message “The following categories are incompatible…”:</text:span> Legumes and Legume Products <text:span text:style-name="T3">(SUCCESS)</text:span></text:p>
                </text:list-item>
                <text:list-item>
                  <text:p text:style-name="P14"><text:span text:style-name="T1">If in Settings you choose </text:span><text:span text:style-name="T14">sulfite</text:span><text:span text:style-name="T1"> as an Intolerance, what group foods elicit the pop-up message “The following categories are incompatible…”:</text:span> Baked Products and Soups/Sauces/Gravies <text:span text:style-name="T3">(SUCCESS)</text:span></text:p>
                </text:list-item>
                <text:list-item>
                  <text:p text:style-name="P14"><text:span text:style-name="T1">If in Settings you choose </text:span><text:span text:style-name="T14">wheat</text:span><text:span text:style-name="T1"> as an Intolerance, what group foods elicit the pop-up message “The following categories are incompatible…”:</text:span> Cereal Grains and Pasta, Breakfast Cereals, Baked Products, Sweets <text:span text:style-name="T3">(SUCCESS)</text:span></text:p>
                </text:list-item>
              </text:list>
            </text:list-item>
          </text:list>
        </text:list-item>
        <text:list-item>
          <text:p text:style-name="P4">History</text:p>
          <text:list>
            <text:list-item>
              <text:p text:style-name="P9"><text:span text:style-name="T1">Does ‘History’ include all the ‘Food Items’ and ‘Recipes’: </text:span>Yes <text:span text:style-name="T3">(SUCCESS)</text:span></text:p>
            </text:list-item>
            <text:list-item>
              <text:p text:style-name="P9"><text:span text:style-name="T1">When you update your rating of your food/recipe and press ‘Submit’, is this new info submitted/updated?: </text:span>Yes <text:span text:style-name="T3">(SUCCESS)</text:span></text:p>
            </text:list-item>
            <text:list-item>
              <text:p text:style-name="P9"><text:span text:style-name="T1">What happens when like, dislike, no opinion are selected in “to be tried”: </text:span>these recipes/foods are no longer displayed in the “to be tried” tab; they can be found in the “already tried” tab <text:span text:style-name="T3">(SUCCESS)</text:span></text:p>
            </text:list-item>
            <text:list-item>
              <text:p text:style-name="P9"><text:span text:style-name="T1">Can you successfully change your rating of a recipe/food in “already tried” (aka, go from like to dislike)?:</text:span> Yes <text:span text:style-name="T3">(SUCCESS)</text:span></text:p>
            </text:list-item>
            <text:list-item>
              <text:p text:style-name="P9"><text:span text:style-name="T1">What happens when you select “didn’t try” in “already tried”?: </text:span>this recipe/food is no longer displayed in “already tried”; it can be found in “to be tried” (this is useful if the user accidentally says they tried a recipe and would like to undo this) <text:span text:style-name="T3">(SUCCESS)</text:span></text:p>
            </text:list-item>
            <text:list-item>
              <text:p text:style-name="P9"><text:span text:style-name="T1">Are the recipes/foods sorted appropriately?:</text:span> Yes, they are sorted based on rank (like, no opinion, dislike), and within each rank, are sorted alphabetically <text:span text:style-name="T3">(SUCCESS)</text:span></text:p>
            </text:list-item>
            <text:list-item>
              <text:p text:style-name="P10"/>
            </text:list-item>
          </text:list>
        </text:list-item>
        <text:list-item>
          <text:p text:style-name="P4">Settings</text:p>
          <text:list>
            <text:list-item>
              <text:p text:style-name="P9"><text:span text:style-name="T13">Personal Settings</text:span></text:p>
              <text:list>
                <text:list-item>
                  <text:p text:style-name="P14"><text:span text:style-name="T1">Are you able to successfully put in new information and have it saved (on profile AND database)?: </text:span>Yes (this info saves on your profile and in the database) <text:span text:style-name="T3">(SUCCESS)</text:span></text:p>
                </text:list-item>
                <text:list-item>
                  <text:p text:style-name="P14"><text:span text:style-name="T1">Does this page start with your original info?:</text:span> Yes <text:span text:style-name="T3">(SUCCESS)</text:span></text:p>
                </text:list-item>
                <text:list-item>
                  <text:p text:style-name="P14"><text:span text:style-name="T1">Leaving any of the components blank:</text:span> “Fill out this field” <text:span text:style-name="T3">(SUCCESS)</text:span></text:p>
                </text:list-item>
                <text:list-item>
                  <text:p text:style-name="P14"><text:soft-page-break/><text:span text:style-name="T1">Invalid birthday: </text:span>“Enter a valid date” <text:s/><text:span text:style-name="T3">(SUCCESS)</text:span></text:p>
                </text:list-item>
                <text:list-item>
                  <text:p text:style-name="P14"><text:span text:style-name="T1">Does your info get updated in the database?: </text:span>Yes <text:span text:style-name="T3">(SUCCESS)</text:span></text:p>
                </text:list-item>
              </text:list>
            </text:list-item>
            <text:list-item>
              <text:p text:style-name="P9"><text:span text:style-name="T13">Diet Dettings:</text:span></text:p>
              <text:list>
                <text:list-item>
                  <text:p text:style-name="P14"><text:span text:style-name="T1">Are each of the Favorites categories optional?</text:span> Yes. For example, I am able to pick favorite cuisines but I may not want to select favorite group foods <text:span text:style-name="T3">(SUCCESS)</text:span></text:p>
                </text:list-item>
                <text:list-item>
                  <text:p text:style-name="P14"><text:span text:style-name="T1">For ‘Intolerances’, when you choose ‘None’, can you select any other options?:</text:span> No <text:span text:style-name="T3">(SUCCESS)</text:span></text:p>
                </text:list-item>
                <text:list-item>
                  <text:p text:style-name="P14"><text:span text:style-name="T1">Does your info get updated in the database?:</text:span> Yes <text:span text:style-name="T3">(SUCCESS)</text:span></text:p>
                </text:list-item>
              </text:list>
            </text:list-item>
            <text:list-item>
              <text:p text:style-name="P9"><text:span text:style-name="T13">Account Settings:</text:span></text:p>
              <text:list>
                <text:list-item>
                  <text:p text:style-name="P14"><text:span text:style-name="T1">Does the password reset work properly?: </text:span>Yes <text:span text:style-name="T3">(SUCCESS)</text:span></text:p>
                </text:list-item>
                <text:list-item>
                  <text:p text:style-name="P14"><text:span text:style-name="T1">Does the option regarding warnings/pop ups work properly?:</text:span> Yes <text:span text:style-name="T3">(SUCCESS)</text:span></text:p>
                </text:list-item>
                <text:list-item>
                  <text:p text:style-name="P14"><text:span text:style-name="T1">Does your info get updated in the database?: </text:span>Yes <text:span text:style-name="T3">(SUCCESS)</text:span></text:p>
                </text:list-item>
              </text:list>
            </text:list-item>
          </text:list>
        </text:list-item>
      </text:list>
      <text:p text:style-name="P16"/>
      <text:p text:style-name="P1"/>
      <text:p text:style-name="P1"><text:span text:style-name="T8">Security and Stability Tests:</text:span></text:p>
      <text:list xml:id="list4552079864416019560" text:style-name="WWNum2">
        <text:list-item>
          <text:p text:style-name="P5"><text:span text:style-name="T1">When you close a tab without logging out and press login, what happens: </text:span>you are prompted to login again <text:span text:style-name="T3">(SUCCESS)</text:span></text:p>
        </text:list-item>
        <text:list-item>
          <text:p text:style-name="P5"><text:span text:style-name="T1">When you are logged out and you try to go to /profile, what happens?:</text:span> Ugly error (“UnboundLocalError at /diet_optimizer_website/profile”) --you should not go to the profile page, you should stay on the index page <text:span text:style-name="T3">(SUCCESS)</text:span></text:p>
        </text:list-item>
        <text:list-item>
          <text:p text:style-name="P5"><text:span text:style-name="T1">When you are logged out and you try to go to /history, what happens?:</text:span> this works, you are redirected to login <text:span text:style-name="T3">(SUCCESS)</text:span></text:p>
        </text:list-item>
        <text:list-item>
          <text:p text:style-name="P5"><text:span text:style-name="T1">When you are logged out and you try to go to /personal_settings, what happens?:</text:span> Ugly error (“UnboundLocalError at /diet_optimizer_website/profile”) --you should not go to the profile page, you should stay on the index page <text:span text:style-name="T3">(SUCCESS)</text:span></text:p>
        </text:list-item>
        <text:list-item>
          <text:p text:style-name="P5"><text:span text:style-name="T1">When you are logged out and you try to go to /get_recipe, what happens?:</text:span> this works, you are redirected to login <text:span text:style-name="T3">(SUCCESS)</text:span></text:p>
        </text:list-item>
        <text:list-item>
          <text:p text:style-name="P5"><text:span text:style-name="T1">When you are logged out and you try to go to /account_settings, what happens?:</text:span> this works, you are redirected to login <text:span text:style-name="T3">(SUCCESS)</text:span></text:p>
        </text:list-item>
        <text:list-item>
          <text:p text:style-name="P5"><text:span text:style-name="T1">When you are logged out and you try to go to /results, what happens?:</text:span> Ugly error (“UnboundLocalError at /diet_optimizer_website/profile”) --you should not go to the profile page, you should stay on the index page <text:span text:style-name="T3">(SUCCESS)</text:span></text:p>
        </text:list-item>
        <text:list-item>
          <text:p text:style-name="P5"><text:span text:style-name="T1">When you are logged out and you try to go to /logout, what happens?:</text:span> Ugly error (“KeyError at /diet_optimizer_website/logout”) -- you should stay on the index page <text:span text:style-name="T3">(SUCCESS)</text:span></text:p>
        </text:list-item>
        <text:list-item>
          <text:p text:style-name="P5"><text:soft-page-break/><text:span text:style-name="T1">When you are logged in and you go to /signup, what happens?: </text:span>you remain on your profile page <text:span text:style-name="T3">(SUCCESS)</text:span></text:p>
        </text:list-item>
        <text:list-item>
          <text:p text:style-name="P5"><text:span text:style-name="T1">When you are logged in and you go to /personal_details, what happens?: </text:span>you remain on your profile page <text:span text:style-name="T3">(SUCCESS)</text:span></text:p>
        </text:list-item>
        <text:list-item>
          <text:p text:style-name="P5"><text:span text:style-name="T1">When you are logged in and you go to /index, what happens?: </text:span>you are redirected to the index page (good), but if you select ‘sign up’, you are redirected back to profile page <text:span text:style-name="T3">(SUCCESS)</text:span></text:p>
        </text:list-item>
        <text:list-item>
          <text:p text:style-name="P5"><text:span text:style-name="T1">When you are logged in and you go to /login, what happens?: </text:span>you remain on your profile page <text:span text:style-name="T3">(SUCCESS)</text:span></text:p>
        </text:list-item>
        <text:list-item>
          <text:p text:style-name="P5"><text:span text:style-name="T1">When you are logged in and you go to /about, what happens?: </text:span>you are redirected to the ‘About’ page <text:span text:style-name="T3">(SUCCESS)</text:span></text:p>
        </text:list-item>
        <text:list-item>
          <text:p text:style-name="P5"><text:span text:style-name="T1">For each possible error on the “Creating an Account” page, is another user still added to the database?: </text:span>No <text:span text:style-name="T3">(SUCCESS)</text:span></text:p>
        </text:list-item>
        <text:list-item>
          <text:p text:style-name="P5"><text:span text:style-name="T1">For each possible error on the “Personal Details” page, is another user still added to the database?: </text:span>No <text:span text:style-name="T3">(SUCCESS)</text:span></text:p>
        </text:list-item>
        <text:list-item>
          <text:p text:style-name="P5"><text:span text:style-name="T1">For each possible error on the “Personal Settings” page, is the user’s information still changed in the database?: </text:span>No <text:span text:style-name="T3">(SUCCESS)</text:span></text:p>
        </text:list-item>
        <text:list-item>
          <text:p text:style-name="P5"><text:span text:style-name="T1">When you are logged out and you try to go to /about_logged_in, what happens?:</text:span> you are redirected to the login page <text:span text:style-name="T3">(SUCCESS)</text:span></text:p>
        </text:list-item>
        <text:list-item>
          <text:p text:style-name="P5"><text:span text:style-name="T1">When you are logged in/out and try to go to /home, what happens?: </text:span>you are redirected to the index page <text:s/><text:span text:style-name="T3">(SUCCESS)</text:span></text:p>
        </text:list-item>
      </text:list>
      <text:p text:style-name="P17"/>
      <text:p text:style-name="P17"/>
      <text:p text:style-name="P1"><text:span text:style-name="T8">Visual/Interface Tests: </text:span></text:p>
      <text:list xml:id="list506192981060767540" text:style-name="WWNum4">
        <text:list-item>
          <text:p text:style-name="P6">Get a Recipe</text:p>
          <text:list>
            <text:list-item>
              <text:p text:style-name="P11"><text:span text:style-name="T1">When you zoom in, do the options remain neat/in line with each other?</text:span>: No, the options have a more scattered appearance. <text:span text:style-name="T6"><office:annotation office:name="__Annotation__291_1084568854"><dc:creator>Constantin Dedeyan</dc:creator><dc:date>2018-07-24T14:58:48</dc:date><text:p><text:span text:style-name="T16">This is some pretty advanced bootstrap problems. Gonna be seen in last I guess since it's only cosmetic.</text:span></text:p></office:annotation></text:span><text:span text:style-name="T6">(FAILED)</text:span><office:annotation-end office:name="__Annotation__291_1084568854"/></text:p>
            </text:list-item>
            <text:list-item>
              <text:p text:style-name="P11"><text:span text:style-name="T1">When you reduce the window size (make it not full screen), do the options remain neat/in line with each other?</text:span>: No, the options have a more scattered appearance. <text:span text:style-name="T6">(FAILED)</text:span></text:p>
            </text:list-item>
          </text:list>
        </text:list-item>
      </text:list>
      <text:p text:style-name="P1"/>
      <text:p text:style-name="P1"/>
      <text:p text:style-name="P1"><text:span text:style-name="T15">Part 2</text:span></text:p>
      <text:p text:style-name="P3"/>
      <text:p text:style-name="P1"><text:span text:style-name="T8">Improvements Tests:</text:span></text:p>
      <text:list xml:id="list6100030551103041465" text:style-name="WWNum5">
        <text:list-item>
          <text:p text:style-name="P7"><text:soft-page-break/>Login Page</text:p>
          <text:list>
            <text:list-item>
              <text:p text:style-name="P12"><text:span text:style-name="T1">When you forgot your password and enter your email, do you receive an email?:</text:span> No <text:span text:style-name="T6">(FAILED)</text:span></text:p>
            </text:list-item>
          </text:list>
        </text:list-item>
      </text:list>
      <text:p text:style-name="P18"/>
      <text:p text:style-name="P1"><text:span text:style-name="T8">Improvement Ideas:</text:span></text:p>
      <text:p text:style-name="P3"/>
      <text:p text:style-name="P18"><text:span text:style-name="T4">Done:</text:span></text:p>
      <text:list xml:id="list131041357675460" text:continue-numbering="true" text:style-name="WWNum5">
        <text:list-item>
          <text:p text:style-name="P7"><text:span text:style-name="T1">Get a Recipe</text:span></text:p>
          <text:list>
            <text:list-item>
              <text:p text:style-name="P12">link Get Recipe with Personal Settings and User Profile (Diet Settings), where the user just fills a form once and then, the get_recipes form will be pre-filled. For example, if you put in the User Profile form that you are vegetarian, you can’t click on any of the meat food groups in Get Recipe (you see a popup). The work will be done only based on the group_name (Note: dairy beverages example); it can’t guarantee that the recipes that it finds are all vegetarian recipes (for more on that, read the second priority improvements) <text:span text:style-name="T5">(done)</text:span></text:p>
            </text:list-item>
          </text:list>
        </text:list-item>
        <text:list-item>
          <text:p text:style-name="P7"><text:span text:style-name="T1">Settings: </text:span>create a new page with 3 “tabs” : Personal Settings (first and last name, gender, height, weight, age), User Profile/Diet Settings (intolerances, cuisine, kind of food, dish...), Account Settings (change password) <text:span text:style-name="T5">(done)</text:span></text:p>
        </text:list-item>
        <text:list-item>
          <text:p text:style-name="P7"><text:span text:style-name="T1">History: </text:span>Change ‘Raw Food’ to ‘Food Items’ for clarity <text:span text:style-name="T5">(done)</text:span></text:p>
        </text:list-item>
        <text:list-item>
          <text:p text:style-name="P7"><text:span text:style-name="T1">Famous recipes:</text:span> create a new page that will show you the most famous recipes <text:span text:style-name="T5">(done)</text:span></text:p>
        </text:list-item>
        <text:list-item>
          <text:p text:style-name="P7"><text:span text:style-name="T1">Revisit the code to redirect you when you put /home</text:span> <text:span text:style-name="T5">(done)</text:span></text:p>
        </text:list-item>
        <text:list-item>
          <text:p text:style-name="P7"><text:span text:style-name="T1">Modification of the “About” page/easy access to it when logged in:</text:span> this would more clearly detail what the objective of the website is, the source of the recipes <text:span text:style-name="T5">(done)</text:span></text:p>
        </text:list-item>
        <text:list-item>
          <text:p text:style-name="P7"><text:span text:style-name="T1">In the sign up page, add a requirement that no two accounts can have the same email:</text:span> <text:span text:style-name="T12">Otherwise, if two accounts have the same email, they have the ability to change the password to both accounts </text:span><text:span text:style-name="T5">(done)</text:span></text:p>
        </text:list-item>
        <text:list-item>
          <text:p text:style-name="P7"><text:span text:style-name="T1">Fix ‘New user’:</text:span> Right now, this doesn’t redirect you to the “Creating an account” page, which it should do <text:span text:style-name="T5">(done)</text:span></text:p>
        </text:list-item>
        <text:list-item>
          <text:p text:style-name="P7"><text:span text:style-name="T1">Personal details, diet settings (or user profile): </text:span>when you choose ‘None’, can you select any other options <text:span text:style-name="T5">(done)</text:span></text:p>
        </text:list-item>
        <text:list-item>
          <text:p text:style-name="P7"><text:span text:style-name="T1">Explanation on get recipe page and diet setting page:</text:span> add a message on Get Recipe that the user can visit diet settings page to select their go-to/favorite recipe options <text:span text:style-name="T5">(done)</text:span></text:p>
        </text:list-item>
        <text:list-item>
          <text:p text:style-name="P7"><text:span text:style-name="T1">Modification of the ‘History’ page to differentiate between tried and to-be-tried recipes:</text:span> this will be especially helpful for users who are planning recipes for multiple days <text:s/><text:span text:style-name="T5">(done)</text:span></text:p>
        </text:list-item>
        <text:list-item>
          <text:p text:style-name="P7"><text:span text:style-name="T1">Be able to turn off warnings (like the popups in Get Recipe):</text:span> this should be done in the Account Settings <text:span text:style-name="T5">(done)</text:span></text:p>
          <text:list>
            <text:list-item>
              <text:p text:style-name="P12">Add a warning in popup so user knows where to disable the popup setting <text:span text:style-name="T5">(done)</text:span></text:p>
            </text:list-item>
          </text:list>
        </text:list-item>
        <text:list-item>
          <text:p text:style-name="P7"><text:span text:style-name="T1">Add time maximum in Get Recipe </text:span><text:span text:style-name="T5">(done)</text:span></text:p>
        </text:list-item>
        <text:list-item>
          <text:p text:style-name="P7"><text:soft-page-break/><text:span text:style-name="T2">Add time in user profile preferences </text:span><text:span text:style-name="T12">(</text:span><text:span text:style-name="T5">done</text:span><text:span text:style-name="T12">)</text:span></text:p>
        </text:list-item>
        <text:list-item>
          <text:p text:style-name="P7"><text:span text:style-name="T1">Modification of ‘History’ page to list recipes in a certain order:</text:span> Liked recipes on top of the page (then no opinion, and dislike for example): <text:span text:style-name="T12">sort previously chosen recipes by like and by alphabet </text:span><text:span text:style-name="T5">(done)</text:span></text:p>
        </text:list-item>
        <text:list-item>
          <text:p text:style-name="P7"><text:span text:style-name="T1">The user should be able to request recipes for multiple days:</text:span> this option will be in ‘Results’. Recipes for multiple days will be saved by pressing “Save Recipes” in Results and accessed on a separate page (see next bullet) <text:span text:style-name="T5">(done)</text:span></text:p>
        </text:list-item>
        <text:list-item>
          <text:p text:style-name="P7"><text:span text:style-name="T1">A keeping research (Saved Recipes) page:</text:span> a new page where you can keep your research. And we can keep recipes for several days. The user should be able to delete a set of recipes <text:span text:style-name="T5">(done)</text:span></text:p>
        </text:list-item>
        <text:list-item>
          <text:p text:style-name="P7"><text:span text:style-name="T1">Add a downloading image in the pop up </text:span><text:span text:style-name="T5">(done)</text:span></text:p>
        </text:list-item>
        <text:list-item>
          <text:p text:style-name="P7"><text:span text:style-name="T2">Be able to insist on a particular previously chosen recipe( “include”): </text:span><text:span text:style-name="T12">in get recipe for example, we can also select a recipe that you already liked, and the result of the research should take this recipe into count (in the nutrients total) </text:span><text:span text:style-name="T5">(done)</text:span></text:p>
        </text:list-item>
        <text:list-item>
          <text:p text:style-name="P7"><text:span text:style-name="T2">If the user dislikes a recipe, it will be excluded from future recipes (“exclude”) </text:span><text:span text:style-name="T5">(done)</text:span></text:p>
        </text:list-item>
      </text:list>
      <text:p text:style-name="P18"/>
      <text:p text:style-name="P18"><text:span text:style-name="T13">First Priority:</text:span></text:p>
      <text:list xml:id="list131040803463839" text:continue-numbering="true" text:style-name="WWNum5">
        <text:list-item>
          <text:p text:style-name="P7"><text:span text:style-name="T2">History/Saved Recipes:</text:span><text:span text:style-name="T12"> add a show more button</text:span></text:p>
        </text:list-item>
        <text:list-item>
          <text:p text:style-name="P7"><text:span text:style-name="T1">Change where you are redirected to when Save Recipes button is clicked:</text:span> Maybe we should instead stay on the Results page and reload the same info, rather than go back to Get Recipe. This would be convenient for the user, who may wish to regenerate recipes with the same constraints</text:p>
        </text:list-item>
        <text:list-item>
          <text:p text:style-name="P7"><text:span text:style-name="T1">If in Get Recipe, the user selects the ‘All’ button, but then they deselect an option, the ‘All’ button should be deselected too</text:span></text:p>
        </text:list-item>
      </text:list>
      <text:p text:style-name="P1"/>
      <text:p text:style-name="P1"/>
      <text:p text:style-name="P1"><text:span text:style-name="T13">Second Priority:</text:span></text:p>
      <text:list xml:id="list749892504659378678" text:style-name="WWNum1">
        <text:list-item>
          <text:p text:style-name="P8">GENERAL</text:p>
          <text:list>
            <text:list-item>
              <text:p text:style-name="P13"><text:span text:style-name="T1">Optimize the algorithm that finds the recipes:</text:span> (make more efficient) right now, the process takes a long time</text:p>
            </text:list-item>
          </text:list>
        </text:list-item>
        <text:list-item>
          <text:p text:style-name="P8">Sign Up</text:p>
          <text:list>
            <text:list-item>
              <text:p text:style-name="P13"><text:span text:style-name="T1">If user forgets password, send an email:</text:span> as of now, the website doesn’t send an email (we don’t have the appropriate server)... instead a “fake” email is stored in the form of a file which can be seen in the website folder</text:p>
            </text:list-item>
          </text:list>
        </text:list-item>
        <text:list-item>
          <text:p text:style-name="P8">Get a recipe</text:p>
          <text:list>
            <text:list-item>
              <text:p text:style-name="P13"><text:span text:style-name="T1">Food items not always clear:</text:span> (ex: Turkey, dark meat from whole, meat and skin, cooked, roasted), (another ex: DENNY S, mozzarella cheese sticks) </text:p>
              <text:list>
                <text:list-item>
                  <text:p text:style-name="P15"><text:soft-page-break/><text:span text:style-name="T1">Suggestion: </text:span>Consider clarifying the difference on the main profile</text:p>
                </text:list-item>
              </text:list>
            </text:list-item>
            <text:list-item>
              <text:p text:style-name="P13"><text:span text:style-name="T1">American Indian/Alaska Native Foods included in “group foods”, not “cuisines”: </text:span>maybe consider switching </text:p>
            </text:list-item>
            <text:list-item>
              <text:p text:style-name="P13"><text:span text:style-name="T1">Beverage, soup, breakfast, main dish are repeated in “what types of dishes” and “food groups”: </text:span>maybe consider only including these options in the “types of dishes” category</text:p>
            </text:list-item>
            <text:list-item>
              <text:p text:style-name="P13"><text:span text:style-name="T1">Be sure that if you are vegan, it’ll show only vegan recipes</text:span>: this might be much more difficult, you have to know how to class a recipe as a vegan or non-vegan recipe → machine learning</text:p>
            </text:list-item>
            <text:list-item>
              <text:p text:style-name="P13"><text:span text:style-name="T1">In ‘Group Foods’, separate “dairy and egg products” into “dairy products” and “egg products”:</text:span> because some people only eat one or the other</text:p>
            </text:list-item>
            <text:list-item>
              <text:p text:style-name="P13"><text:span text:style-name="T1">Add more recipes:</text:span> Too often, the website doesn’t find any recipes for a search. It would be nice to add more recipes. We’ve already had some scrapped recipes from other websites, it would be nice to integrate these recipes to our website.</text:p>
            </text:list-item>
          </text:list>
        </text:list-item>
        <text:list-item>
          <text:p text:style-name="P8">Personal Settings/Details</text:p>
          <text:list>
            <text:list-item>
              <text:p text:style-name="P13"><text:span text:style-name="T1">Suggestion:</text:span> Consider adding a feature where if one chooses a certain diet, the corresponding intolerances are suggested or noted in memory</text:p>
            </text:list-item>
          </text:list>
        </text:list-item>
        <text:list-item>
          <text:p text:style-name="P8">User profile</text:p>
          <text:list>
            <text:list-item>
              <text:p text:style-name="P13"><text:span text:style-name="T1">Suggestion:</text:span> Create an input goal which, depending on the objective (weight gain or weight loss) will automatically select the objective and if you have to maximize or minimize it. </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style:font-name="Arial" fo:font-size="11pt" fo:language="en" fo:country="none" style:letter-kerning="true" style:font-name-asian="Arial1" style:font-size-asian="11pt" style:language-asian="zh" style:country-asian="CN" style:font-name-complex="Arial1" style:font-size-complex="11pt" style:language-complex="hi" style:country-complex="IN"/>
    </style:default-style>
    <style:default-style style:family="paragraph">
      <style:paragraph-properties fo:margin-top="0in" fo:margin-bottom="0in" loext:contextual-spacing="true" fo:line-height="115%"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tru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tru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tru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tru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tru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tru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tru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fo:font-weight="bold"/>
    </style:style>
    <style:style style:name="ListLabel_20_3" style:display-name="ListLabel 3" style:family="text">
      <style:text-properties style:text-underline-style="none" fo:font-weight="bold"/>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fo:font-weight="bold"/>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fo:font-weight="bold"/>
    </style:style>
    <style:style style:name="ListLabel_20_21" style:display-name="ListLabel 21" style:family="text">
      <style:text-properties style:text-underline-style="none" fo:font-weight="bold"/>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fo:font-weight="bold"/>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style:style>
    <style:page-layout style:name="Mpm1">
      <style:page-layout-properties fo:page-width="8.5in" fo:page-height="11in" style:num-format="1" style:print-orientation="portrait" fo:margin-top="0in" fo:margin-bottom="1in" fo:margin-left="1in" fo:margin-right="1in" fo:background-color="#ffffff"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0%" style:color="#000000"/>
      </style:page-layout-properties>
      <style:header-style>
        <style:header-footer-properties fo:min-height="1in" fo:margin-left="0in" fo:margin-right="0in" fo:margin-bottom="0.9602in" style:dynamic-spacing="true"/>
      </style:header-style>
      <style:footer-style/>
    </style:page-layout>
    <style:page-layout style:name="Mpm2">
      <style:page-layout-properties fo:page-width="8.5in" fo:page-height="11in" style:num-format="1" style:print-orientation="portrait" fo:margin-top="1in" fo:margin-bottom="1in" fo:margin-left="1.25in" fo:margin-right="1.25in" fo:background-color="#ffffff"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style:header>
        <text:p text:style-name="MP1"/>
      </style:header>
    </style:master-page>
    <style:master-page style:name="Converted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8" meta:paragraph-count="144" meta:word-count="2699" meta:character-count="15911" meta:non-whitespace-character-count="13481"/>
    <meta:generator>LibreOfficeDev/5.1.0.3$Linux_X86_64 LibreOffice_project/</meta:generator>
  </office:meta>
</office:document-meta>
</file>